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29dcb" officeooo:paragraph-rsid="00129dcb"/>
    </style:style>
    <style:style style:name="P5" style:family="paragraph" style:parent-style-name="Standard">
      <style:text-properties officeooo:rsid="0012d462" officeooo:paragraph-rsid="0012d462"/>
    </style:style>
    <style:style style:name="P6" style:family="paragraph" style:parent-style-name="Standard">
      <style:text-properties officeooo:rsid="00161b9b" officeooo:paragraph-rsid="00161b9b"/>
    </style:style>
    <style:style style:name="P7" style:family="paragraph" style:parent-style-name="Standard">
      <style:text-properties officeooo:rsid="001721d3" officeooo:paragraph-rsid="001721d3"/>
    </style:style>
    <style:style style:name="P8" style:family="paragraph" style:parent-style-name="Standard">
      <style:text-properties officeooo:rsid="001b7eea" officeooo:paragraph-rsid="001b7eea"/>
    </style:style>
    <style:style style:name="P9" style:family="paragraph" style:parent-style-name="Standard">
      <style:text-properties officeooo:rsid="001c12f0" officeooo:paragraph-rsid="001c12f0"/>
    </style:style>
    <style:style style:name="P10" style:family="paragraph" style:parent-style-name="Standard">
      <style:text-properties officeooo:rsid="001d73c2" officeooo:paragraph-rsid="001d73c2"/>
    </style:style>
    <style:style style:name="P11" style:family="paragraph" style:parent-style-name="Standard">
      <style:text-properties officeooo:rsid="001f8021" officeooo:paragraph-rsid="001f8021"/>
    </style:style>
    <style:style style:name="P12" style:family="paragraph" style:parent-style-name="Standard">
      <style:text-properties officeooo:rsid="001f8021" officeooo:paragraph-rsid="002f4052"/>
    </style:style>
    <style:style style:name="P13" style:family="paragraph" style:parent-style-name="Standard">
      <style:text-properties officeooo:rsid="00209c63" officeooo:paragraph-rsid="00209c63"/>
    </style:style>
    <style:style style:name="P14" style:family="paragraph" style:parent-style-name="Standard">
      <style:text-properties officeooo:rsid="0021e47d" officeooo:paragraph-rsid="0021e47d"/>
    </style:style>
    <style:style style:name="P15" style:family="paragraph" style:parent-style-name="Standard">
      <style:text-properties officeooo:rsid="0023044f" officeooo:paragraph-rsid="0023044f"/>
    </style:style>
    <style:style style:name="P16" style:family="paragraph" style:parent-style-name="Standard">
      <style:text-properties officeooo:rsid="00364cd1" officeooo:paragraph-rsid="00364cd1"/>
    </style:style>
    <style:style style:name="P17" style:family="paragraph" style:parent-style-name="Standard">
      <style:text-properties officeooo:rsid="003c0da9" officeooo:paragraph-rsid="003c0da9"/>
    </style:style>
    <style:style style:name="P18" style:family="paragraph" style:parent-style-name="Standard">
      <style:text-properties officeooo:rsid="004440fd" officeooo:paragraph-rsid="004440fd"/>
    </style:style>
    <style:style style:name="P19" style:family="paragraph" style:parent-style-name="Standard">
      <style:text-properties officeooo:rsid="00469584" officeooo:paragraph-rsid="00469584"/>
    </style:style>
    <style:style style:name="P20" style:family="paragraph" style:parent-style-name="Standard">
      <style:text-properties officeooo:rsid="002f4052" officeooo:paragraph-rsid="002f4052"/>
    </style:style>
    <style:style style:name="P21" style:family="paragraph" style:parent-style-name="Standard">
      <style:text-properties officeooo:rsid="004dfac4" officeooo:paragraph-rsid="0069747d"/>
    </style:style>
    <style:style style:name="P22" style:family="paragraph" style:parent-style-name="Standard">
      <style:text-properties officeooo:rsid="004dfac4" officeooo:paragraph-rsid="006a64b0"/>
    </style:style>
    <style:style style:name="P23" style:family="paragraph" style:parent-style-name="Standard">
      <style:text-properties officeooo:rsid="004dfac4" officeooo:paragraph-rsid="0072da71"/>
    </style:style>
    <style:style style:name="P24" style:family="paragraph" style:parent-style-name="Standard">
      <style:text-properties officeooo:rsid="0011450d" officeooo:paragraph-rsid="0011450d"/>
    </style:style>
    <style:style style:name="P25" style:family="paragraph" style:parent-style-name="Standard">
      <style:text-properties officeooo:rsid="004ecc4b" officeooo:paragraph-rsid="004ecc4b"/>
    </style:style>
    <style:style style:name="P26" style:family="paragraph" style:parent-style-name="Standard">
      <style:text-properties officeooo:rsid="001f8021" officeooo:paragraph-rsid="001f8021"/>
    </style:style>
    <style:style style:name="P27" style:family="paragraph" style:parent-style-name="Standard">
      <style:text-properties officeooo:rsid="001f8021" officeooo:paragraph-rsid="00561f1a"/>
    </style:style>
    <style:style style:name="P28" style:family="paragraph" style:parent-style-name="Standard">
      <style:text-properties officeooo:rsid="0024da37" officeooo:paragraph-rsid="0024da37"/>
    </style:style>
    <style:style style:name="P29" style:family="paragraph" style:parent-style-name="Standard">
      <style:text-properties officeooo:rsid="0024da37" officeooo:paragraph-rsid="0054afff"/>
    </style:style>
    <style:style style:name="P30" style:family="paragraph" style:parent-style-name="Standard">
      <style:text-properties officeooo:rsid="0024da37" officeooo:paragraph-rsid="00561f1a"/>
    </style:style>
    <style:style style:name="P31" style:family="paragraph" style:parent-style-name="Standard">
      <style:text-properties officeooo:rsid="0054afff" officeooo:paragraph-rsid="0054afff"/>
    </style:style>
    <style:style style:name="P32" style:family="paragraph" style:parent-style-name="Standard">
      <style:text-properties officeooo:rsid="00561f1a" officeooo:paragraph-rsid="00561f1a"/>
    </style:style>
    <style:style style:name="P33" style:family="paragraph" style:parent-style-name="Standard">
      <style:text-properties officeooo:rsid="00498538" officeooo:paragraph-rsid="00561f1a"/>
    </style:style>
    <style:style style:name="P34" style:family="paragraph" style:parent-style-name="Standard">
      <style:text-properties officeooo:rsid="0057022f" officeooo:paragraph-rsid="0057022f"/>
    </style:style>
    <style:style style:name="P35" style:family="paragraph" style:parent-style-name="Standard">
      <style:text-properties officeooo:rsid="0057022f" officeooo:paragraph-rsid="00808bbc"/>
    </style:style>
    <style:style style:name="P36" style:family="paragraph" style:parent-style-name="Standard">
      <style:text-properties officeooo:rsid="005c87ed" officeooo:paragraph-rsid="005c87ed"/>
    </style:style>
    <style:style style:name="P37" style:family="paragraph" style:parent-style-name="Standard">
      <style:text-properties officeooo:rsid="00634fba" officeooo:paragraph-rsid="00634fba"/>
    </style:style>
    <style:style style:name="P38" style:family="paragraph" style:parent-style-name="Standard">
      <style:text-properties officeooo:rsid="00646e0a" officeooo:paragraph-rsid="00646e0a"/>
    </style:style>
    <style:style style:name="P39" style:family="paragraph" style:parent-style-name="Standard">
      <style:text-properties officeooo:rsid="00646e0a" officeooo:paragraph-rsid="0067a00d"/>
    </style:style>
    <style:style style:name="P40" style:family="paragraph" style:parent-style-name="Standard">
      <style:text-properties officeooo:rsid="004402ed" officeooo:paragraph-rsid="004402ed"/>
    </style:style>
    <style:style style:name="P41" style:family="paragraph" style:parent-style-name="Standard">
      <style:text-properties officeooo:rsid="006c9ca2" officeooo:paragraph-rsid="006c9ca2"/>
    </style:style>
    <style:style style:name="P42" style:family="paragraph" style:parent-style-name="Standard">
      <style:text-properties officeooo:rsid="006cd066" officeooo:paragraph-rsid="006cd066"/>
    </style:style>
    <style:style style:name="P43" style:family="paragraph" style:parent-style-name="Standard">
      <style:text-properties fo:font-weight="bold" officeooo:rsid="00561f1a" officeooo:paragraph-rsid="00561f1a" style:font-weight-asian="bold" style:font-weight-complex="bold"/>
    </style:style>
    <style:style style:name="P44" style:family="paragraph" style:parent-style-name="Standard">
      <style:text-properties fo:font-weight="bold" officeooo:rsid="001f8021" officeooo:paragraph-rsid="001f8021" style:font-weight-asian="bold" style:font-weight-complex="bold"/>
    </style:style>
    <style:style style:name="P45" style:family="paragraph" style:parent-style-name="Standard">
      <style:text-properties fo:font-weight="bold" officeooo:rsid="001c12f0" officeooo:paragraph-rsid="001c12f0" style:font-weight-asian="bold" style:font-weight-complex="bold"/>
    </style:style>
    <style:style style:name="P46" style:family="paragraph" style:parent-style-name="Standard">
      <style:text-properties fo:font-weight="bold" officeooo:rsid="0011450d" officeooo:paragraph-rsid="0011450d" style:font-weight-asian="bold" style:font-weight-complex="bold"/>
    </style:style>
    <style:style style:name="P47" style:family="paragraph" style:parent-style-name="Standard">
      <style:text-properties fo:font-weight="bold" officeooo:rsid="004ecc4b" officeooo:paragraph-rsid="004ecc4b" style:font-weight-asian="bold" style:font-weight-complex="bold"/>
    </style:style>
    <style:style style:name="T1" style:family="text">
      <style:text-properties officeooo:rsid="001c12f0"/>
    </style:style>
    <style:style style:name="T2" style:family="text">
      <style:text-properties officeooo:rsid="00209c63"/>
    </style:style>
    <style:style style:name="T3" style:family="text">
      <style:text-properties officeooo:rsid="002618aa"/>
    </style:style>
    <style:style style:name="T4" style:family="text">
      <style:text-properties officeooo:rsid="00299006"/>
    </style:style>
    <style:style style:name="T5" style:family="text">
      <style:text-properties officeooo:rsid="002ae75e"/>
    </style:style>
    <style:style style:name="T6" style:family="text">
      <style:text-properties officeooo:rsid="002f4052"/>
    </style:style>
    <style:style style:name="T7" style:family="text">
      <style:text-properties officeooo:rsid="00382ade"/>
    </style:style>
    <style:style style:name="T8" style:family="text">
      <style:text-properties officeooo:rsid="003efeca"/>
    </style:style>
    <style:style style:name="T9" style:family="text">
      <style:text-properties officeooo:rsid="004440fd"/>
    </style:style>
    <style:style style:name="T10" style:family="text">
      <style:text-properties officeooo:rsid="004b0e29"/>
    </style:style>
    <style:style style:name="T11" style:family="text">
      <style:text-properties officeooo:rsid="004dfac4"/>
    </style:style>
    <style:style style:name="T12" style:family="text">
      <style:text-properties officeooo:rsid="0050b667"/>
    </style:style>
    <style:style style:name="T13" style:family="text">
      <style:text-properties officeooo:rsid="005346ec"/>
    </style:style>
    <style:style style:name="T14" style:family="text">
      <style:text-properties officeooo:rsid="00561f1a"/>
    </style:style>
    <style:style style:name="T15" style:family="text">
      <style:text-properties officeooo:rsid="005e7b5a"/>
    </style:style>
    <style:style style:name="T16" style:family="text">
      <style:text-properties officeooo:rsid="00636a5b"/>
    </style:style>
    <style:style style:name="T17" style:family="text">
      <style:text-properties officeooo:rsid="006495bb"/>
    </style:style>
    <style:style style:name="T18" style:family="text">
      <style:text-properties officeooo:rsid="006b67bf"/>
    </style:style>
    <style:style style:name="T19" style:family="text">
      <style:text-properties officeooo:rsid="006d4132"/>
    </style:style>
    <style:style style:name="T20" style:family="text">
      <style:text-properties officeooo:rsid="0070a4ab"/>
    </style:style>
    <style:style style:name="T21" style:family="text">
      <style:text-properties officeooo:rsid="0078a793"/>
    </style:style>
    <style:style style:name="T22" style:family="text">
      <style:text-properties fo:font-weight="bold" style:font-weight-asian="bold" style:font-weight-complex="bold"/>
    </style:style>
    <style:style style:name="T23" style:family="text">
      <style:text-properties officeooo:rsid="007d5f5c"/>
    </style:style>
    <style:style style:name="T24" style:family="text">
      <style:text-properties officeooo:rsid="007e999b"/>
    </style:style>
    <style:style style:name="T25" style:family="text">
      <style:text-properties officeooo:rsid="0082158f"/>
    </style:style>
    <style:style style:name="T26" style:family="text">
      <style:text-properties officeooo:rsid="008504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Intro</text:p>
      <text:p text:style-name="P24"/>
      <text:p text:style-name="P47">Sommaire</text:p>
      <text:p text:style-name="P25"/>
      <text:p text:style-name="P25">Bonjour à tous, je vais donc vous présenter la partie du projet sur laquelle j’ai travaillé</text:p>
      <text:p text:style-name="P8">Je vous parlerai ensuite de la <text:span text:style-name="T1">chaîne</text:span> de markov, <text:span text:style-name="T12">le</text:span> processus de génération stochastique (génération aléatoire) <text:span text:style-name="T12">que j’utilise pour une contrainte mélodique</text:span></text:p>
      <text:p text:style-name="P9">Je présenterai <text:s/><text:span text:style-name="T13">aussi l’interface graphique que j’ai faite pour lire les mélodies, et je terminerai par une conclusion</text:span></text:p>
      <text:p text:style-name="P8"/>
      <text:p text:style-name="P45">Introduction</text:p>
      <text:p text:style-name="P1"/>
      <text:p text:style-name="P1">- <text:span text:style-name="T2">Objectif</text:span></text:p>
      <text:p text:style-name="P1"/>
      <text:p text:style-name="P11">L’objectif final de ce projet est <text:span text:style-name="T5">de générer aléatoirement</text:span> <text:span text:style-name="T3">une suite de notes à partir de fichiers musicaux,</text:span> <text:span text:style-name="T3">donc en se basant sur les propriétés de la mélodie sur laquelle on veut improviser</text:span></text:p>
      <text:p text:style-name="P20">Les fichiers peuvent être de deux format : MusicXML ou MIDI</text:p>
      <text:p text:style-name="P12"><text:span text:style-name="T6">Ces</text:span> deux formats de représentation musicale, les plus utilisés dans le monde de la musique.</text:p>
      <text:p text:style-name="P11"/>
      <text:p text:style-name="P11">Un fichier midi contient des messages qui décrivent les notes à jouer, leur fréquence, leur durée, à quel moment les jouer, et via quel instrument de musique</text:p>
      <text:p text:style-name="P11">Un fichier MusicXML, donc basé sur XML, contient toutes les informations pour afficher une partition : la mise en page, le nombre de mesures, le nom des pistes et aussi les notes, leur hauteur, leur durée...</text:p>
      <text:p text:style-name="P2"/>
      <text:p text:style-name="P13">Les deux formats sont lus par la plupart des logiciel d’édition de partitions, il existe une librairie spécifique pour lire du MIDI, et le XML est facile à lire avec un juste un parseur.</text:p>
      <text:p text:style-name="P13"/>
      <text:p text:style-name="P13">- Moyens</text:p>
      <text:p text:style-name="P13"/>
      <text:p text:style-name="P13">Pour arriver à improviser sur ces types de fichier, il faut d’abord savoir sur quoi on veut travailler</text:p>
      <text:p text:style-name="P13">Donc on se contentera de récupérer seulement les notes d’une musique, sans tenir compte du rythme</text:p>
      <text:p text:style-name="P13">Il peut y avoir plusieurs partie musicale dans un fichier, comme ici, donc on n’en extrait qu’une, et des accords de notes, dans ce cas on ne prend que la première note d’un accord</text:p>
      <text:p text:style-name="P13">On obtient au final une suite de notes, qui correspondent à la mélodie épurée d’une piste musicale d’une partition</text:p>
      <text:p text:style-name="P2"/>
      <text:p text:style-name="P14">Pour représenter cette suite de notes, on doit définir un format de fichier, j’ai opté pour une représentation en XML, c’est assez efficace et lisible</text:p>
      <text:p text:style-name="P15"><text:span text:style-name="T13">P</text:span>our l’exemple de mélodie de tout à l’heure, ca donnerait ca</text:p>
      <text:p text:style-name="P2"/>
      <text:p text:style-name="P28">A partir de cette mélodie, il faut récupérer les propriétés <text:span text:style-name="T4">qui nous intéresse, et qui seront données comme des contraintes d’improvisation au générateur aléatoire, Dylan les a présentées tout à l’heure, donc on a la note la plus haute et la note la plus basse de la mélodie, la contrainte du rectangle, et les couples de notes</text:span></text:p>
      <text:p text:style-name="P36">Cette étape là, la représentation des contraintes, est celle qui fait le lien entre ma partie et la partie de Dylan, <text:span text:style-name="T15">donc entre la phase de lecture d’une musique et la phase d’improvisation</text:span></text:p>
      <text:p text:style-name="P16"/>
      <text:p text:style-name="P16">Et donc on doit <text:span text:style-name="T7">avoir un générateur aléatoire qui exploite ces contraintes pour générer une suite de notes, comme Dylan l’a présenté</text:span></text:p>
      <text:p text:style-name="P2"/>
      <text:p text:style-name="P2"/>
      <text:p text:style-name="P2"><text:soft-page-break/></text:p>
      <text:p text:style-name="P44"><text:span text:style-name="T23">Chaîne de </text:span>Markov</text:p>
      <text:p text:style-name="P11"/>
      <text:p text:style-name="P11">- <text:span text:style-name="T8">Processus de Markov</text:span></text:p>
      <text:p text:style-name="P11"/>
      <text:p text:style-name="P19">suite de notes =&gt; <text:span text:style-name="T9">Automate</text:span></text:p>
      <text:p text:style-name="P11"/>
      <text:p text:style-name="P11">- Matrice de transition</text:p>
      <text:p text:style-name="P11"/>
      <text:p text:style-name="P18">reprendre l’otomate et montre rla matrice associée</text:p>
      <text:p text:style-name="P18"/>
      <text:p text:style-name="P37"><text:span text:style-name="T16">- Décision</text:span> et récompense</text:p>
      <text:p text:style-name="P11"/>
      <text:p text:style-name="P38"><text:span text:style-name="T18">Expliquer pour introduire la récompense</text:span></text:p>
      <text:p text:style-name="P22"/>
      <text:p text:style-name="P42">Pas d’agent de <text:span text:style-name="T20">décision</text:span>, mais <text:span text:style-name="T19">utilisation de la récompense : une transition donne 1 point</text:span></text:p>
      <text:p text:style-name="P23">Quand une improvisation sera générée, sa récompense totale sera calculée, plus elle est forte plus les transitions de notes existent dans les mélodies originales, donc elle est assez fidèle à l’original sur ce point</text:p>
      <text:p text:style-name="P41">Donc l<text:span text:style-name="T11">a matrice sera aussi utilisée pour calculer la récompense d’une mélodie</text:span></text:p>
      <text:p text:style-name="P40"/>
      <text:p text:style-name="P39">prédiction de nouvelles <text:span text:style-name="T17">notes et récompense</text:span></text:p>
      <text:p text:style-name="P21">La chaine de markov obtenue à partir d’une ou plusieurs mélodies peut être utilisée pour générer des nouvelles notes</text:p>
      <text:p text:style-name="P29"/>
      <text:p text:style-name="P43">Propriétés mélodiques</text:p>
      <text:p text:style-name="P32"/>
      <text:p text:style-name="P32">Dylan vous a montré comment il utilisait les contraintes, moi je vais vous présenter la <text:span text:style-name="T21">façon</text:span> dont je les calcule à partir d’une ou plusieurs mélodies</text:p>
      <text:p text:style-name="P27"/>
      <text:p text:style-name="P27">- <text:span text:style-name="T14">Note minimale et note maximale</text:span></text:p>
      <text:p text:style-name="P27"/>
      <text:p text:style-name="P34">C’est assez simple, je parcours toutes les notes et je mets de coté la note la plus haute et la note la plus basse <text:span text:style-name="T21">de la ou des mélodies données en entrée</text:span></text:p>
      <text:p text:style-name="P34"/>
      <text:p text:style-name="P34">- <text:span text:style-name="T24">Rectangle représentant l’allure de la mélodie</text:span></text:p>
      <text:p text:style-name="P34"/>
      <text:p text:style-name="P35"><text:span text:style-name="T26">Je calcule un rectangle représentant l’allure d’une mélodie</text:span></text:p>
      <text:p text:style-name="P35"/>
      <text:p text:style-name="P34">- </text:p>
      <text:p text:style-name="P27"/>
      <text:p text:style-name="P33">Est utilisé comme <text:span text:style-name="T10">contrainte des couples de notes</text:span></text:p>
      <text:p text:style-name="P30"><text:span text:style-name="T4"><text:s/>la répartition de ses notes, donc qui permet de connaître la tonalité d’une mélodie</text:span></text:p>
      <text:p text:style-name="P29"/>
      <text:p text:style-name="P29"/>
      <text:p text:style-name="P31">Interface graphique</text:p>
      <text:p text:style-name="P31"/>
      <text:p text:style-name="P31"/>
      <text:p text:style-name="P17">Conclusion</text:p>
      <text:p text:style-name="P3"/>
      <text:p text:style-name="P3">expliquer vite fait que j’ai des programmes, chaque programme fait u ntruc</text:p>
      <text:p text:style-name="P3"><text:soft-page-break/>musique format partition (image de partoche) =&gt; mélodie (emxeple de mélo) =&lt; contraintes =&gt; music midi</text:p>
      <text:p text:style-name="P4"/>
      <text:p text:style-name="P6">Démo</text:p>
      <text:p text:style-name="P6"/>
      <text:p text:style-name="P8">meme si on voit que y’a un bon %, à l’oreille on peut juger...</text:p>
      <text:p text:style-name="P6"/>
      <text:p text:style-name="P7">Tests</text:p>
      <text:p text:style-name="P6"/>
      <text:p text:style-name="P6"/>
      <text:p text:style-name="P6"/>
      <text:p text:style-name="P5">Questions</text:p>
      <text:p text:style-name="P5"/>
      <text:p text:style-name="P4">IG en HTML/JS car je triyve ca plus pratique et plus rapide qu'en c++ ou java</text:p>
      <text:p text:style-name="P4">par exmeple, le drag and drop, c'ets un inpit en html, c'et 2 méthodes en swing et qt</text:p>
      <text:p text:style-name="P4"/>
      <text:p text:style-name="P10">Moi le sujet, Dylan les contrai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1T16:48:14.987078833</dc:date>
    <meta:editing-duration>PT11H2M3S</meta:editing-duration>
    <meta:editing-cycles>89</meta:editing-cycles>
    <meta:document-statistic meta:table-count="0" meta:image-count="0" meta:object-count="0" meta:page-count="3" meta:paragraph-count="55" meta:word-count="765" meta:character-count="4470" meta:non-whitespace-character-count="3757"/>
  </office:meta>
</office:document-meta>
</file>